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5DFFE0001117973BEF3E3.wmf"/>
  <manifest:file-entry manifest:media-type="" manifest:full-path="Pictures/200000070005DFFE00011179682D8A61.wmf"/>
  <manifest:file-entry manifest:media-type="" manifest:full-path="Pictures/200000070005DFFE00011179338E559D.wmf"/>
  <manifest:file-entry manifest:media-type="" manifest:full-path="Pictures/200000070005DFFE00011179E369D95F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1f9400" fo:font-size="11pt" fo:language="en" fo:country="none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">
      <style:paragraph-properties fo:margin-top="0in" fo:margin-bottom="0.139in" fo:line-height="100%">
        <style:tab-stops/>
      </style:paragraph-properties>
      <style:text-properties fo:color="#1f9400" fo:font-size="11pt" fo:language="en" fo:country="none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1f9400" fo:font-size="11pt" fo:language="en" fo:country="none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 1</text:p>
      <text:p text:style-name="P1">_</text:p>
      <text:p text:style-name="P1">Act 2</text:p>
      <text:p text:style-name="P1">_</text:p>
      <text:p text:style-name="P1">Act 3</text:p>
      <text:p text:style-name="P1">_</text:p>
      <text:p text:style-name="P1">Intermission</text:p>
      <text:p text:style-name="P1">_</text:p>
      <text:p text:style-name="P1">Act 4</text:p>
      <text:p text:style-name="P1">_</text:p>
      <text:p text:style-name="P1">Act 5</text:p>
      <text:p text:style-name="P1">_</text:p>
      <text:p text:style-name="P1">Act 5 Act 2</text:p>
      <text:p text:style-name="P1">_</text:p>
      <text:p text:style-name="P1">1. JH1: =004907</text:p>
      <text:p text:style-name="P2"><draw:frame draw:style-name="fr1" text:anchor-type="as-char" svg:width="5.7291in" svg:height="1.0417in" draw:z-index="0"><draw:image xlink:href="Pictures/200000070005DFFE00011179E369D95F.wmf" xlink:type="simple" xlink:show="embed" xlink:actuate="onLoad"/></draw:frame></text:p>
      <text:p text:style-name="P2"><draw:frame draw:style-name="fr1" text:anchor-type="as-char" svg:width="5.7291in" svg:height="1.0417in" draw:z-index="1"><draw:image xlink:href="Pictures/200000070005DFFE00011179682D8A61.wmf" xlink:type="simple" xlink:show="embed" xlink:actuate="onLoad"/></draw:frame></text:p>
      <text:p text:style-name="P2"><draw:frame draw:style-name="fr1" text:anchor-type="as-char" svg:width="5.7291in" svg:height="1.0417in" draw:z-index="2"><draw:image xlink:href="Pictures/200000070005DFFE0001117973BEF3E3.wmf" xlink:type="simple" xlink:show="embed" xlink:actuate="onLoad"/></draw:frame></text:p>
      <text:p text:style-name="P2"><text:soft-page-break/><draw:frame draw:style-name="fr1" text:anchor-type="as-char" svg:width="5.7291in" svg:height="1.0417in" draw:z-index="3"><draw:image xlink:href="Pictures/200000070005DFFE00011179682D8A61.wmf" xlink:type="simple" xlink:show="embed" xlink:actuate="onLoad"/></draw:frame></text:p>
      <text:p text:style-name="P2"><draw:frame draw:style-name="fr1" text:anchor-type="as-char" svg:width="5.7291in" svg:height="1.0417in" draw:z-index="4"><draw:image xlink:href="Pictures/200000070005DFFE0001117973BEF3E3.wmf" xlink:type="simple" xlink:show="embed" xlink:actuate="onLoad"/></draw:frame></text:p>
      <text:p text:style-name="P2"><draw:frame draw:style-name="fr1" text:anchor-type="as-char" svg:width="5.7291in" svg:height="1.0417in" draw:z-index="5"><draw:image xlink:href="Pictures/200000070005DFFE00011179338E559D.wmf" xlink:type="simple" xlink:show="embed" xlink:actuate="onLoad"/></draw:frame></text:p>
      <text:p text:style-name="P2"><draw:frame draw:style-name="fr1" text:anchor-type="as-char" svg:width="5.7291in" svg:height="1.0417in" draw:z-index="6"><draw:image xlink:href="Pictures/200000070005DFFE00011179338E559D.wmf" xlink:type="simple" xlink:show="embed" xlink:actuate="onLoad"/></draw:frame></text:p>
      <text:p text:style-name="P2">_</text:p>
      <text:p text:style-name="P2"/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7" meta:object-count="0" meta:page-count="2" meta:paragraph-count="23" meta:word-count="26" meta:character-count="78"/>
    <meta:generator>OpenOffice/4.1.2$Win32 OpenOffice.org_project/412m3$Build-9782</meta:generator>
  </office:meta>
</office:document-meta>
</file>